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7">ПОВЕРКИ</text:span></text:p>
      <text:p text:style-name="P5"/>
      <text:p text:style-name="P27"><text:span text:style-name="T9">БДКГ-2</text:span><text:span text:style-name="T4">3</text:span><text:span text:style-name="T9"> зав. № <text:s/></text:span><text:span text:style-name="T3">$allSerial</text:span></text:p>
      <text:p text:style-name="P26"><text:span text:style-name="T19">принадлежащего<text:tab/></text:span><text:span text:style-name="T20"><text:tab/></text:span></text:p>
      <text:p text:style-name="P29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</text:span><text:span text:style-name="T27">854</text:span><text:span text:style-name="T28">-20</text:span><text:span text:style-name="T27">20</text:span></text:p>
      <text:p text:style-name="P21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30">- <text:span text:style-name="T1">$facility_110</text:span>;</text:p>
      <text:p text:style-name="P30">- <text:span text:style-name="T1">$facility_1</text:span><text:span text:style-name="T7">3</text:span><text:span text:style-name="T1">0</text:span>;</text:p>
      <text:p text:style-name="P15"><text:span text:style-name="T5">б</text:span><text:span text:style-name="T6">)<text:tab/></text:span><text:span text:style-name="T5">Оборудование</text:span><text:span text:style-name="T6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22">2. Поверка блоков детектирования</text:p>
      <text:p text:style-name="P13">а)<text:tab/>Внешний осмотр и опробование БД:</text:p>
      <text:p text:style-name="P32">- документация<text:tab/></text:p>
      <text:p text:style-name="P32">- отсутствие механических повреждений<text:tab/></text:p>
      <text:p text:style-name="P33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2">- контроль работоспособности<text:tab/></text:p>
      <text:p text:style-name="P13"><text:span text:style-name="T7">б</text:span>)<text:tab/>Определение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Блок детектирования <text:span text:style-name="T7">гамма-излучения БДКГ- 2</text:span>3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3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8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7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0"><text:span text:style-name="T21">Предел основной </text:span><text:span text:style-name="T7">относи-тельной</text:span> <text:span text:style-name="T1">погреш-ности</text:span>, </text:p>
            <text:p text:style-name="P2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Гр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8">H</text:span><text:span text:style-name="T13">1</text:span></text:p>
          </table:table-cell>
          <table:table-cell table:style-name="t1.D3" office:value-type="string">
            <text:p text:style-name="P23"><text:span text:style-name="T2">H</text:span><text:span text:style-name="T13">2</text:span></text:p>
          </table:table-cell>
          <table:table-cell table:style-name="t1.D3" office:value-type="string">
            <text:p text:style-name="P23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Гр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Гр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Гр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Гр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Гр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Гр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Гр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Гр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Гр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2:08:36.56</dc:date>
    <meta:editing-duration>P3DT1H19M56S</meta:editing-duration>
    <meta:editing-cycles>313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6" meta:character-count="1904"/>
  </office:meta>
</office:document-meta>
</file>